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321C7A9FD766F7D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Droid Sans Fallback1" svg:font-family="'Droid Sans Fallback', 'MS Mincho'" style:font-pitch="variable"/>
    <style:font-face style:name="FreeSans2" svg:font-family="FreeSans" style:font-pitch="variable"/>
    <style:font-face style:name="FreeSans3" svg:font-family="FreeSans, 'MS Gothic'" style:font-pitch="variable"/>
    <style:font-face style:name="Microsoft Sans Serif1" svg:font-family="'Microsoft Sans Serif'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cm" table:align="left" style:writing-mode="lr-tb"/>
    </style:style>
    <style:style style:name="Tabla1.A" style:family="table-column">
      <style:table-column-properties style:column-width="1.84cm"/>
    </style:style>
    <style:style style:name="Tabla1.B" style:family="table-column">
      <style:table-column-properties style:column-width="13.1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style:font-name-complex="Nimbus Roman No9 L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 style:snap-to-layout-grid="false"/>
      <style:text-properties style:font-name="Nimbus Roman No9 L" fo:language="es" fo:country="MX" style:font-name-complex="Nimbus Roman No9 L"/>
    </style:style>
    <style:style style:name="P4" style:family="paragraph" style:parent-style-name="Standard">
      <style:paragraph-properties fo:margin-left="0cm" fo:margin-right="-0.508cm" fo:text-indent="0cm" style:auto-text-indent="false"/>
      <style:text-properties style:font-name="Nimbus Roman No9 L" style:font-name-complex="Nimbus Roman No9 L"/>
    </style:style>
    <style:style style:name="P5" style:family="paragraph" style:parent-style-name="Standard">
      <style:paragraph-properties fo:margin-left="0cm" fo:margin-right="-0.508cm" fo:text-indent="0cm" style:auto-text-indent="false" style:snap-to-layout-grid="false"/>
      <style:text-properties style:font-name="Nimbus Roman No9 L" style:font-name-complex="Nimbus Roman No9 L"/>
    </style:style>
    <style:style style:name="P6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font-size="8pt" style:font-size-asian="8pt" style:font-name-complex="Nimbus Roman No9 L" style:font-size-complex="8pt"/>
    </style:style>
    <style:style style:name="P7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P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Nimbus Roman No9 L" fo:font-size="12pt" style:font-size-asian="12pt" style:font-name-complex="Nimbus Roman No9 L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Nimbus Roman No9 L" fo:font-size="12pt" fo:language="es" fo:country="MX" style:font-size-asian="12pt" style:font-name-complex="Nimbus Roman No9 L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Nimbus Roman No9 L" style:font-name-complex="Nimbus Roman No9 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Nimbus Roman No9 L" fo:language="es" fo:country="ES" style:language-asian="zxx" style:country-asian="none" style:font-name-complex="Nimbus Roman No9 L" style:language-complex="zxx" style:country-complex="none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Nimbus Roman No9 L" fo:language="es" fo:country="ES" officeooo:paragraph-rsid="001ecbff" style:language-asian="zxx" style:country-asian="none" style:font-name-complex="Nimbus Roman No9 L" style:language-complex="zxx" style:country-complex="none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Nimbus Roman No9 L" fo:font-size="12pt" style:font-size-asian="12pt" style:font-name-complex="Nimbus Roman No9 L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Nimbus Roman No9 L" fo:font-size="12pt" style:font-size-asian="12pt" style:font-name-complex="Nimbus Roman No9 L" style:font-size-complex="12pt" fo:hyphenate="false" fo:hyphenation-remain-char-count="2" fo:hyphenation-push-char-count="2"/>
    </style:style>
    <style:style style:name="P19" style:family="paragraph" style:parent-style-name="norita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language="es" fo:country="ES" style:text-underline-style="none" style:font-name-asian="Times New Roman" style:font-name-complex="Nimbus Roman No9 L" style:language-complex="ar" style:country-complex="SA"/>
    </style:style>
    <style:style style:name="P2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language="es" fo:country="ES" style:text-underline-style="none" style:font-name-asian="Times New Roman" style:font-name-complex="Nimbus Roman No9 L" style:language-complex="ar" style:country-complex="SA"/>
    </style:style>
    <style:style style:name="P2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font-size="12pt" fo:language="es" fo:country="ES" officeooo:paragraph-rsid="001ecbff" style:font-size-asian="12pt" style:language-asian="zh" style:country-asian="CN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font-size="12pt" officeooo:paragraph-rsid="001ecbff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.499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1ecbff"/>
    </style:style>
    <style:style style:name="P25" style:family="paragraph" style:parent-style-name="Standard">
      <style:paragraph-properties fo:margin-left="0cm" fo:margin-right="-0.06cm" fo:text-align="center" style:justify-single-word="false" fo:text-indent="0cm" style:auto-text-indent="false"/>
      <style:text-properties style:font-name="Nimbus Roman No9 L" fo:font-size="12pt" fo:language="es" fo:country="MX" style:font-size-asian="12pt" style:font-name-complex="Nimbus Roman No9 L" style:font-size-complex="12pt"/>
    </style:style>
    <style:style style:name="P26" style:family="paragraph" style:parent-style-name="Standard">
      <style:paragraph-properties style:writing-mode="lr-tb"/>
      <style:text-properties fo:language="es" fo:country="ES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 style:writing-mode="lr-tb"/>
      <style:text-properties fo:language="es" fo:country="ES" style:language-asian="zxx" style:country-asian="none" style:language-complex="zxx" style:country-complex="none"/>
    </style:style>
    <style:style style:name="P28" style:family="paragraph" style:parent-style-name="norita">
      <style:paragraph-properties fo:margin-left="0cm" fo:margin-right="-0.397cm" fo:line-height="100%" fo:text-align="justify" style:justify-single-word="false" fo:text-indent="0cm" style:auto-text-indent="false"/>
      <style:text-properties style:font-name-complex="Nimbus Roman No9 L"/>
    </style:style>
    <style:style style:name="P29" style:family="paragraph" style:parent-style-name="norita">
      <style:paragraph-properties fo:margin-left="0cm" fo:margin-right="-0.397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P31" style:family="paragraph" style:parent-style-name="Standard" style:master-page-name="">
      <loext:graphic-properties draw:fill="none"/>
      <style:paragraph-properties fo:margin-left="5.3cm" fo:margin-right="0cm" fo:orphans="2" fo:widows="2" fo:hyphenation-ladder-count="no-limit" fo:text-indent="-5.3cm" style:auto-text-indent="false" style:page-number="auto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2" style:family="paragraph" style:parent-style-name="Standard" style:master-page-name="">
      <loext:graphic-properties draw:fill="none"/>
      <style:paragraph-properties fo:margin-left="4.001cm" fo:margin-right="0cm" fo:text-align="justify" style:justify-single-word="false" fo:orphans="2" fo:widows="2" fo:hyphenation-ladder-count="no-limit" fo:text-indent="-4.001cm" style:auto-text-indent="false" style:page-number="auto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T1" style:family="text">
      <style:text-properties style:font-name="Nimbus Roman No9 L" fo:font-size="8pt" style:font-size-asian="8pt" style:font-name-complex="Nimbus Roman No9 L" style:font-size-complex="8pt"/>
    </style:style>
    <style:style style:name="T2" style:family="text">
      <style:text-properties style:font-name="Nimbus Roman No9 L" fo:font-size="8pt" fo:language="es" fo:country="MX" style:font-size-asian="8pt" style:font-name-complex="Nimbus Roman No9 L" style:font-size-complex="8pt"/>
    </style:style>
    <style:style style:name="T3" style:family="text">
      <style:text-properties style:font-name="Nimbus Roman No9 L" fo:font-size="12pt" fo:language="es" fo:country="MX" style:font-size-asian="12pt" style:font-name-complex="Nimbus Roman No9 L" style:font-size-complex="12pt"/>
    </style:style>
    <style:style style:name="T4" style:family="text">
      <style:text-properties style:font-name="Nimbus Roman No9 L" fo:font-size="12pt" style:font-size-asian="12pt" style:font-name-complex="Nimbus Roman No9 L" style:font-size-complex="12pt"/>
    </style:style>
    <style:style style:name="T5" style:family="text">
      <style:text-properties style:font-name="Nimbus Roman No9 L" fo:font-size="12pt" officeooo:rsid="001ecbff" style:font-size-asian="12pt" style:font-name-complex="Nimbus Roman No9 L" style:font-size-complex="12pt"/>
    </style:style>
    <style:style style:name="T6" style:family="text">
      <style:text-properties style:font-name="Nimbus Roman No9 L" fo:font-size="12pt" officeooo:rsid="001fa680" style:font-size-asian="12pt" style:font-name-complex="Nimbus Roman No9 L" style:font-size-complex="12pt"/>
    </style:style>
    <style:style style:name="T7" style:family="text">
      <style:text-properties officeooo:rsid="001ecbff"/>
    </style:style>
    <style:style style:name="T8" style:family="text">
      <style:text-properties officeooo:rsid="001fd01e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3">ORDENANZA</text:span><text:span text:style-name="T4"> N.º </text:span><text:span text:style-name="T6">3265</text:span><text:span text:style-name="T4">-CM-21</text:span></text:p>
      <text:p text:style-name="P16"/>
      <text:p text:style-name="P31">DESCRIPCIÓN SINTÉTICA: SE ACEPTA DONACIÓN EQUIPO DE SONIDO DEL CASINO CLUB SA </text:p>
      <text:p text:style-name="Standard"/>
      <text:p text:style-name="P28">ANTECEDENTES</text:p>
      <text:p text:style-name="P28"/>
      <text:p text:style-name="P22">Carta Orgánica <text:s/>Municipal</text:p>
      <text:p text:style-name="P22"/>
      <text:p text:style-name="P21">Acta Nº 17 del Casino Club SA Bariloche de constancia entrega equipo de sonido <text:s/>en carácter donación a la Subsecretaría de Cultura.</text:p>
      <text:p text:style-name="P21"/>
      <text:p text:style-name="P28">FUNDAMENTOS</text:p>
      <text:p text:style-name="P29"/>
      <text:p text:style-name="P24">El Casino Club SA representado por su presidente, el <text:span text:style-name="T8">c</text:span>ontador Horacio Bilbao, dona a la Subsecretaría de <text:s/>Cultura equipo de <text:s/>sonido en estado de conservación nuevo.</text:p>
      <text:p text:style-name="P24"/>
      <text:p text:style-name="P24">Los equipos entregado<text:span text:style-name="T8">s</text:span> son para uso de los eventos y/o actividades culturales a cargo de la Subsecretaría de Cultura, el mismo está integrado por: <text:span text:style-name="T7">dos (</text:span>2<text:span text:style-name="T7">)</text:span> Behringer B115 MP3 Bafle Activo USB 15¨, <text:span text:style-name="T7">un</text:span> <text:span text:style-name="T7">(</text:span>1<text:span text:style-name="T7">)</text:span> Behringer XR16, Consola Digital, <text:span text:style-name="T7">dos (</text:span>2<text:span text:style-name="T7">)</text:span> Behringer XM1800S/KIT X 3 Mic Vocal Dynamic Cardioide con estuche plástico, <text:span text:style-name="T7">tres (</text:span>3<text:span text:style-name="T7">) </text:span>Warwick RS20720B, Pie <text:span text:style-name="T7">micrófono</text:span>/<text:span text:style-name="T8">J</text:span>irafa.</text:p>
      <text:p text:style-name="P24"/>
      <text:p text:style-name="P24">Los equipos donados se utilizaran en los eventos y/o actividades culturales a cargo de la Subsecretaría de Cultura.</text:p>
      <text:p text:style-name="P24"/>
      <text:p text:style-name="P23"/>
      <text:p text:style-name="P17">AUTOR: Intendente Municipal, Gustavo Gennuso.</text:p>
      <text:p text:style-name="P23"/>
      <text:p text:style-name="P32">COLABORADOR<text:span text:style-name="T7">ES</text:span>: Jefe de Gabinete, Marcos Barberis y Subsecretario de Cultura, <text:s text:c="2"/>Joaquín <text:span text:style-name="T8">D</text:span>e Bento.</text:p>
      <text:p text:style-name="P20"/>
      <text:p text:style-name="P19"/>
      <text:p text:style-name="P19"/>
      <text:p text:style-name="P9"><text:span text:style-name="T4">El proyecto original N.º </text:span><text:span text:style-name="T5">418/21</text:span><text:span text:style-name="T4"> fue aprobado en la sesión del día </text:span><text:span text:style-name="T5">25 </text:span><text:span text:style-name="T4">de </text:span><text:span text:style-name="T5">noviembre</text:span><text:span text:style-name="T4"> de 2021, según consta en el Acta N.º </text:span><text:span text:style-name="T5">1153</text:span><text:span text:style-name="T4">/21. Por ello, en ejercicio de las atribuciones que le otorga el Art. 38 de la Carta Orgánica Municipal,</text:span></text:p>
      <text:p text:style-name="P11"/>
      <text:p text:style-name="P11"><text:soft-page-break/></text:p>
      <text:p text:style-name="P11">EL CONCEJO MUNICIPAL DE SAN CARLOS DE BARILOCHE</text:p>
      <text:p text:style-name="P11">SANCIONA CON CARÁCTER DE </text:p>
      <text:p text:style-name="P11"/>
      <text:p text:style-name="P25">ORDENANZA</text:p>
      <text:p text:style-name="P25"/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Art. 1°)</text:p>
          </table:table-cell>
          <table:table-cell table:style-name="Tabla1.A1" office:value-type="string">
            <text:p text:style-name="P27">Se faculta al Departamento Ejecutivo a aceptar <text:s/>la donación efectuada del equipo que a continuación se detalla: a) dos (2) Behringer B115 M<text:span text:style-name="T8">P</text:span>3 Bafle Activo USB 15¨; b) un (1) Behringer XR16, Consola Digital; c) dos (2) Behringer XM1800S/KIT x3 Mic Vocal Dynamic Cardioide, con estuche plástico; y d) tres (3) Warwick RS20720B, Pie <text:span text:style-name="T8">micrófono</text:span>/Jirafa, para su utilización por parte de la Subsecretaría de Cultura o la que en el futuro la reemplace.</text:p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14">Art. 2°)</text:p>
          </table:table-cell>
          <table:table-cell table:style-name="Tabla1.A1" office:value-type="string">
            <text:p text:style-name="P27">Los bienes donados se incorporan al Patrimonio Municipal y permanecerán bajo la órbita de la Subsecretaría de Cultura.</text:p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15">Art. 3°)</text:p>
          </table:table-cell>
          <table:table-cell table:style-name="Tabla1.A1" office:value-type="string">
            <text:p text:style-name="P26">Se agradece al Casino Club SA por la donación efectuada.</text:p>
            <text:p text:style-name="P26"/>
          </table:table-cell>
        </table:table-row>
        <table:table-row table:style-name="Tabla1.1">
          <table:table-cell table:style-name="Tabla1.A1" office:value-type="string">
            <text:p text:style-name="P14">Art. <text:span text:style-name="T7">4</text:span>°)</text:p>
          </table:table-cell>
          <table:table-cell table:style-name="Tabla1.A1" office:value-type="string">
            <text:p text:style-name="P10">Comuníquese. Publíquese en el Boletín Oficial. Cumplido, archívese.</text:p>
            <text:p text:style-name="P10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Droid Sans Fallback1" svg:font-family="'Droid Sans Fallback', 'MS Mincho'" style:font-pitch="variable"/>
    <style:font-face style:name="FreeSans2" svg:font-family="FreeSans" style:font-pitch="variable"/>
    <style:font-face style:name="FreeSans3" svg:font-family="FreeSans, 'MS Gothic'" style:font-pitch="variable"/>
    <style:font-face style:name="Microsoft Sans Serif1" svg:font-family="'Microsoft Sans Serif'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" fo:font-family="'Nimbus Roman No9 L', 'Times New Roman'" style:font-family-generic="roman" style:font-pitch="variable" fo:font-size="12pt" fo:language="es" fo:country="AR" style:font-name-asian="Droid Sans Fallback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Nimbus Roman No9 L" fo:font-family="'Nimbus Roman No9 L', 'Times New Roman'" style:font-family-generic="roman" style:font-pitch="variable" fo:font-size="12pt" fo:language="es" fo:country="AR" style:letter-kerning="true" style:font-name-asian="Droid Sans Fallback1" style:font-family-asian="'Droid Sans Fallback', 'MS Mincho'" style:font-pitch-asian="variable" style:font-size-asian="12pt" style:language-asian="zh" style:country-asian="CN" style:font-name-complex="FreeSans3" style:font-family-complex="FreeSans, 'MS Gothic'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indent_20__28_user_29_" style:display-name="Text body indent (user)" style:family="paragraph" style:parent-style-name="Standard_20__28_user_29_">
      <style:paragraph-properties fo:margin-left="2.251cm" fo:margin-right="0cm" fo:text-align="justify" style:justify-single-word="false" fo:orphans="2" fo:widows="2" fo:text-indent="-2.251cm" style:auto-text-indent="false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hyphenate="true" fo:hyphenation-remain-char-count="2" fo:hyphenation-push-char-count="2"/>
    </style:style>
    <style:style style:name="Normal1" style:family="paragraph">
      <style:paragraph-properties style:line-height-at-least="0.176cm"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s" fo:country="A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>
      <style:text-properties fo:color="#000000" style:text-position="0% 100%" style:font-name="Microsoft Sans Serif" fo:font-family="'Microsoft Sans Serif'" style:font-family-generic="roman" style:font-pitch="variable" fo:font-size="12pt" fo:letter-spacing="normal" fo:language="es" fo:country="ES" style:font-name-asian="Microsoft Sans Serif1" style:font-family-asian="'Microsoft Sans Serif'" style:font-pitch-asian="variable" style:font-size-asian="12pt" style:language-asian="es" style:country-asian="ES" style:font-name-complex="Microsoft Sans Serif1" style:font-family-complex="'Microsoft Sans Serif'" style:font-pitch-complex="variable" style:font-size-complex="12pt" style:language-complex="es" style:country-complex="ES" style:text-scale="100%"/>
    </style:style>
    <style:style style:name="Body_20_text_20__28_2_29__5f_" style:display-name="Body text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Body_20_text_20__28_2_29__20__2b__20_10.5_20_pt" style:display-name="Body text (2) + 10.5 pt" style:family="text" style:parent-style-name="Body_20_text_20__28_2_29__5f_">
      <style:text-properties fo:color="#000000" style:text-position="0% 100%" fo:font-size="10.5pt" fo:letter-spacing="normal" fo:language="es" fo:country="ES" style:font-size-asian="10.5pt" style:language-asian="es" style:country-asian="ES" style:font-size-complex="10.5pt" style:language-complex="es" style:country-complex="ES" style:text-scale="100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77cm" fo:break-before="page" table:align="left" style:writing-mode="lr-tb"/>
    </style:style>
    <style:style style:name="Tabla2.A" style:family="table-column">
      <style:table-column-properties style:column-width="4.29cm"/>
    </style:style>
    <style:style style:name="Tabla2.B" style:family="table-column">
      <style:table-column-properties style:column-width="5.082cm"/>
    </style:style>
    <style:style style:name="Tabla2.C" style:family="table-column">
      <style:table-column-properties style:column-width="5.805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 style:snap-to-layout-grid="false"/>
      <style:text-properties style:font-name="Nimbus Roman No9 L" fo:language="es" fo:country="MX" style:font-name-complex="Nimbus Roman No9 L"/>
    </style:style>
    <style:style style:name="M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style:font-name-complex="Nimbus Roman No9 L"/>
    </style:style>
    <style:style style:name="MP4" style:family="paragraph" style:parent-style-name="Standard">
      <style:paragraph-properties fo:margin-left="0cm" fo:margin-right="-0.508cm" fo:text-indent="0cm" style:auto-text-indent="false" style:snap-to-layout-grid="false"/>
      <style:text-properties style:font-name="Nimbus Roman No9 L" style:font-name-complex="Nimbus Roman No9 L"/>
    </style:style>
    <style:style style:name="MP5" style:family="paragraph" style:parent-style-name="Standard">
      <style:paragraph-properties fo:margin-left="0cm" fo:margin-right="-0.508cm" fo:text-indent="0cm" style:auto-text-indent="false"/>
      <style:text-properties style:font-name="Nimbus Roman No9 L" style:font-name-complex="Nimbus Roman No9 L"/>
    </style:style>
    <style:style style:name="MP6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font-size="8pt" style:font-size-asian="8pt" style:font-name-complex="Nimbus Roman No9 L" style:font-size-complex="8pt"/>
    </style:style>
    <style:style style:name="MP7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MP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style:font-name="Nimbus Roman No9 L" fo:font-size="8pt" style:font-size-asian="8pt" style:font-name-complex="Nimbus Roman No9 L" style:font-size-complex="8pt"/>
    </style:style>
    <style:style style:name="MT2" style:family="text">
      <style:text-properties style:font-name="Nimbus Roman No9 L" fo:font-size="8pt" fo:language="es" fo:country="MX" style:font-size-asian="8pt" style:font-name-complex="Nimbus Roman No9 L" style:font-size-complex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DCLE</text:p>
            </table:table-cell>
            <table:table-cell table:style-name="Tabla2.A1" office:value-type="string">
              <text:p text:style-name="MP3">ORDENANZA </text:p>
            </table:table-cell>
            <table:table-cell table:style-name="Tabla2.C1" office:value-type="string">
              <text:p text:style-name="MP4"/>
              <text:p text:style-name="MP5"><draw:frame draw:style-name="Mfr1" draw:name="Imagen1" text:anchor-type="char" svg:y="-0.146cm" svg:width="4.279cm" svg:height="1.251cm" draw:z-index="1"><draw:image xlink:href="Pictures/10000000000000F100000058321C7A9FD766F7DB.jpg" xlink:type="simple" xlink:show="embed" xlink:actuate="onLoad"/></draw:frame></text:p>
              <text:p text:style-name="MP5"/>
              <text:p text:style-name="MP5"/>
              <text:p text:style-name="MP6"/>
              <text:p text:style-name="MP7"><text:span text:style-name="MT1">No a la violencia de género. Ni una menos. </text:span><text:span text:style-name="MT2">(Ordenanza 3203-CM-20)</text:span></text:p>
            </table:table-cell>
          </table:table-row>
        </table:table>
        <text:p text:style-name="Standard"/>
      </style:header>
      <style:footer>
        <text:p text:style-name="MP8">“2021 - Año Internacional para la Eliminación del Trabajo Infantil”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date>2021-11-26T11:08:47.583415920</dc:date>
    <meta:print-date>2021-11-25T12:48:40.074620305</meta:print-date>
    <meta:editing-cycles>37</meta:editing-cycles>
    <meta:editing-duration>PT42M3S</meta:editing-duration>
    <meta:generator>LibreOffice/5.1.6.2$Linux_X86_64 LibreOffice_project/10m0$Build-2</meta:generator>
    <meta:document-statistic meta:table-count="2" meta:image-count="1" meta:object-count="0" meta:page-count="2" meta:paragraph-count="27" meta:word-count="357" meta:character-count="2240" meta:non-whitespace-character-count="1900"/>
  </office:meta>
</office:document-meta>
</file>